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5"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50%" fo:text-align="justify" style:justify-single-word="false" fo:text-indent="-0.0626in" style:auto-text-indent="false"/>
    </style:style>
    <style:style style:name="P7" style:family="paragraph" style:parent-style-name="Header">
      <style:paragraph-properties fo:margin-left="0in" fo:margin-right="0.0626in" fo:line-height="150%" fo:text-indent="0in" style:auto-text-indent="false">
        <style:tab-stops/>
      </style:paragraph-properties>
    </style:style>
    <style:style style:name="P8"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9"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1" style:family="paragraph">
      <loext:graphic-properties draw:fill="none"/>
      <style:paragraph-properties fo:text-align="start"/>
      <style:text-properties fo:font-size="18pt"/>
    </style:style>
    <style:style style:name="P12"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3"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style:font-size-asian="11pt" style:font-size-complex="11pt"/>
    </style:style>
    <style:style style:name="P14"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5"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6"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7" style:family="paragraph" style:parent-style-name="Heading_20_2">
      <style:paragraph-properties fo:margin-left="-0.1874in" fo:text-indent="0in" style:auto-text-indent="false"/>
    </style:style>
    <style:style style:name="P18"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19"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0"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1"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2"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3" style:family="paragraph" style:parent-style-name="Standard">
      <style:paragraph-properties fo:margin-left="-0.1252in" fo:text-indent="0in" style:auto-text-indent="false"/>
      <style:text-properties style:font-name="Garamond1" fo:font-size="11pt" officeooo:paragraph-rsid="0017e995" style:font-size-asian="11pt" style:font-size-complex="11pt"/>
    </style:style>
    <style:style style:name="P24"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17e995" style:font-size-asian="11pt" style:font-size-complex="11pt"/>
    </style:style>
    <style:style style:name="P25"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6"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7e995" style:font-size-asian="11pt" style:font-size-complex="11pt"/>
    </style:style>
    <style:style style:name="P27"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17e995" style:font-size-asian="11pt" style:font-size-complex="11pt"/>
    </style:style>
    <style:style style:name="P28" style:family="paragraph" style:parent-style-name="Standard">
      <style:paragraph-properties fo:margin-left="-0.1252in" fo:line-height="115%" fo:text-indent="0in" style:auto-text-indent="false"/>
      <style:text-properties style:font-name="Garamond1"/>
    </style:style>
    <style:style style:name="P29" style:family="paragraph" style:parent-style-name="List_20_Paragraph">
      <style:paragraph-properties fo:margin-left="-0.1874in" fo:line-height="115%" fo:text-indent="0in" style:auto-text-indent="false"/>
      <style:text-properties style:font-name="Garamond1"/>
    </style:style>
    <style:style style:name="P30" style:family="paragraph" style:parent-style-name="List_20_Paragraph">
      <style:paragraph-properties fo:margin-left="-0.1874in" fo:line-height="115%" fo:text-indent="0in" style:auto-text-indent="false"/>
    </style:style>
    <style:style style:name="P31"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2" style:family="paragraph" style:parent-style-name="Standard">
      <style:paragraph-properties fo:margin-left="-0.1874in" fo:text-indent="0in" style:auto-text-indent="false"/>
    </style:style>
    <style:style style:name="P33" style:family="paragraph" style:parent-style-name="Heading_20_2">
      <style:paragraph-properties fo:margin-left="-0.1252in" fo:margin-top="0.0398in" fo:margin-bottom="0.0728in" style:contextual-spacing="false" fo:line-height="115%" fo:text-indent="0in" style:auto-text-indent="false"/>
      <style:text-properties officeooo:paragraph-rsid="00165a55"/>
    </style:style>
    <style:style style:name="P34" style:family="paragraph" style:parent-style-name="Heading_20_3">
      <style:paragraph-properties fo:line-height="115%"/>
      <style:text-properties officeooo:paragraph-rsid="00165a55"/>
    </style:style>
    <style:style style:name="P35" style:family="paragraph" style:parent-style-name="List_20_Paragraph" style:list-style-name="WWNum13">
      <style:paragraph-properties fo:line-height="150%"/>
    </style:style>
    <style:style style:name="P36" style:family="paragraph" style:parent-style-name="Standard" style:list-style-name="WWNum10">
      <style:paragraph-properties fo:margin-left="0.2528in" fo:margin-top="0in" fo:margin-bottom="0.0217in" style:contextual-spacing="false" fo:line-height="150%" fo:text-indent="-0.0866in" style:auto-text-indent="false"/>
    </style:style>
    <style:style style:name="P37" style:family="paragraph" style:parent-style-name="Heading_20_3">
      <style:paragraph-properties fo:line-height="115%"/>
      <style:text-properties officeooo:paragraph-rsid="0010a9cb"/>
    </style:style>
    <style:style style:name="P38" style:family="paragraph" style:parent-style-name="List_20_Paragraph" style:list-style-name="WWNum13">
      <style:paragraph-properties fo:line-height="150%"/>
      <style:text-properties officeooo:paragraph-rsid="0010a9cb"/>
    </style:style>
    <style:style style:name="P39"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10a9cb"/>
    </style:style>
    <style:style style:name="P40" style:family="paragraph" style:parent-style-name="Heading_20_3">
      <style:paragraph-properties fo:line-height="115%"/>
      <style:text-properties officeooo:paragraph-rsid="000711ed"/>
    </style:style>
    <style:style style:name="P41" style:family="paragraph" style:parent-style-name="List_20_Paragraph" style:list-style-name="WWNum13">
      <style:paragraph-properties fo:line-height="150%"/>
      <style:text-properties officeooo:paragraph-rsid="002495bf"/>
    </style:style>
    <style:style style:name="P42" style:family="paragraph" style:parent-style-name="Standard" style:list-style-name="WWNum10">
      <style:paragraph-properties fo:margin-left="0.2528in" fo:margin-top="0in" fo:margin-bottom="0.0217in" style:contextual-spacing="false" fo:line-height="150%" fo:text-indent="-0.0866in" style:auto-text-indent="false"/>
      <style:text-properties officeooo:paragraph-rsid="000711ed"/>
    </style:style>
    <style:style style:name="P43" style:family="paragraph" style:parent-style-name="Standard" style:list-style-name="WWNum10">
      <style:paragraph-properties fo:margin-left="0.2528in" fo:margin-top="0in" fo:margin-bottom="0.0217in" style:contextual-spacing="false" fo:line-height="150%" fo:text-indent="-0.0866in" style:auto-text-indent="false"/>
      <style:text-properties style:font-name="Garamond1" fo:font-size="11pt" fo:font-weight="normal" officeooo:paragraph-rsid="000711ed" style:font-size-asian="11pt" style:font-weight-asian="normal" style:font-size-complex="11pt" style:font-weight-complex="normal"/>
    </style:style>
    <style:style style:name="P44" style:family="paragraph" style:parent-style-name="Heading_20_3">
      <style:paragraph-properties fo:line-height="115%"/>
    </style:style>
    <style:style style:name="P45" style:family="paragraph" style:parent-style-name="Standard" style:list-style-name="WWNum9">
      <style:paragraph-properties fo:margin-left="0.2528in" fo:line-height="150%" fo:text-indent="-0.0866in" style:auto-text-indent="false"/>
    </style:style>
    <style:style style:name="P46" style:family="paragraph" style:parent-style-name="Standard" style:list-style-name="WWNum9">
      <style:paragraph-properties fo:margin-left="0.2528in" fo:margin-top="0in" fo:margin-bottom="0in" style:contextual-spacing="false" fo:line-height="150%" fo:text-indent="-0.0866in" style:auto-text-indent="false"/>
    </style:style>
    <style:style style:name="P47"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48"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9"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0"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51"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rsid="0009f19f" officeooo:paragraph-rsid="0009f19f" style:letter-kerning="false" style:font-size-asian="11pt" style:language-asian="ja" style:country-asian="JP" style:font-size-complex="11pt" style:language-complex="ar" style:country-complex="SA"/>
    </style:style>
    <style:style style:name="P52"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3" style:family="paragraph" style:parent-style-name="Heading_20_3">
      <style:paragraph-properties fo:margin-left="0.0626in" fo:margin-top="0.0791in" fo:margin-bottom="0.0791in" style:contextual-spacing="false" fo:line-height="115%" fo:text-indent="0in" style:auto-text-indent="false"/>
      <style:text-properties officeooo:paragraph-rsid="0018409b"/>
    </style:style>
    <style:style style:name="P54" style:family="paragraph" style:parent-style-name="Standard" style:list-style-name="WWNum9">
      <style:paragraph-properties fo:margin-left="0.2528in" fo:margin-top="0in" fo:margin-bottom="0in" style:contextual-spacing="false" fo:line-height="150%" fo:text-indent="-0.0866in" style:auto-text-indent="false"/>
      <style:text-properties style:font-name="Garamond1" officeooo:paragraph-rsid="0010a9cb"/>
    </style:style>
    <style:style style:name="P55" style:family="paragraph" style:parent-style-name="Standard" style:list-style-name="WWNum9">
      <style:paragraph-properties fo:margin-left="0.2528in" fo:margin-top="0in" fo:margin-bottom="0in" style:contextual-spacing="false" fo:line-height="150%" fo:text-indent="-0.0866in" style:auto-text-indent="false"/>
      <style:text-properties fo:color="#000000" loext:opacity="100%" style:font-name="Garamond1" fo:font-size="11pt" fo:font-style="normal" officeooo:rsid="0010a9cb" officeooo:paragraph-rsid="001cada6" style:font-size-asian="11pt" style:font-style-asian="normal" style:font-size-complex="11pt" style:font-style-complex="normal">
        <loext:char-complex-color loext:theme-type="dark1" loext:color-type="theme"/>
      </style:text-properties>
    </style:style>
    <style:style style:name="P56" style:family="paragraph" style:parent-style-name="Standard" style:list-style-name="WWNum9">
      <style:paragraph-properties fo:margin-left="0.2528in" fo:margin-top="0in" fo:margin-bottom="0in" style:contextual-spacing="false" fo:line-height="150%" fo:text-indent="-0.0866in" style:auto-text-indent="false"/>
      <style:text-properties officeooo:paragraph-rsid="002059d5"/>
    </style:style>
    <style:style style:name="P57"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58"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59"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60" style:family="paragraph" style:parent-style-name="Normal_20__28_Web_29_">
      <style:paragraph-properties fo:margin-left="0in" fo:margin-right="0.0693in" fo:margin-top="0in" fo:margin-bottom="0in" style:contextual-spacing="false" fo:line-height="115%" fo:text-indent="0in" style:auto-text-indent="false"/>
    </style:style>
    <style:style style:name="P61"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font-size="16pt" fo:font-weight="bold" style:font-size-asian="16pt" style:font-weight-asian="bold" style:font-size-complex="16pt" style:font-weight-complex="bold"/>
    </style:style>
    <style:style style:name="T3"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4"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5" style:family="text">
      <style:text-properties style:font-name="Garamond1" fo:font-size="12pt" style:font-size-asian="12pt" style:font-size-complex="12pt"/>
    </style:style>
    <style:style style:name="T6" style:family="text">
      <style:text-properties style:font-name="Garamond1" style:font-name-asian="游明朝"/>
    </style:style>
    <style:style style:name="T7" style:family="text">
      <style:text-properties fo:font-size="14pt" style:text-underline-style="none" fo:font-weight="bold" style:font-size-asian="14pt" style:font-weight-asian="bold" style:font-size-complex="14pt" style:font-weight-complex="bold"/>
    </style:style>
    <style:style style:name="T8" style:family="text">
      <style:text-properties fo:font-size="12pt" style:text-underline-style="none" fo:font-weight="bold" style:font-size-asian="12pt" style:font-weight-asian="bold" style:font-size-complex="12pt" style:font-weight-complex="bold"/>
    </style:style>
    <style:style style:name="T9" style:family="text">
      <style:text-properties style:font-name="Garamond1"/>
    </style:style>
    <style:style style:name="T10" style:family="text">
      <style:text-properties style:font-name="Garamond1" officeooo:rsid="0010a9cb"/>
    </style:style>
    <style:style style:name="T11" style:family="text">
      <style:text-properties style:font-name="Garamond1" officeooo:rsid="0002731b"/>
    </style:style>
    <style:style style:name="T12" style:family="text">
      <style:text-properties style:font-name="Garamond1" officeooo:rsid="00043368"/>
    </style:style>
    <style:style style:name="T13" style:family="text">
      <style:text-properties style:font-name="Garamond1" fo:font-size="10.5pt" style:font-size-asian="10.5pt" style:font-size-complex="10.5pt"/>
    </style:style>
    <style:style style:name="T14" style:family="text">
      <style:text-properties style:font-name="Garamond1" fo:font-style="italic" style:font-style-asian="italic" style:font-style-complex="italic"/>
    </style:style>
    <style:style style:name="T15" style:family="text">
      <style:text-properties style:font-name="Garamond1" fo:font-size="18pt" style:font-size-asian="18pt" style:font-size-complex="18pt"/>
    </style:style>
    <style:style style:name="T16" style:family="text">
      <style:text-properties style:font-name="Garamond1" fo:font-size="18pt" fo:font-weight="bold" style:font-size-asian="18pt" style:font-weight-asian="bold" style:font-size-complex="18pt" style:font-weight-complex="bold"/>
    </style:style>
    <style:style style:name="T17" style:family="text">
      <style:text-properties style:font-name="Garamond1" fo:font-size="14pt" style:font-size-asian="14pt" style:font-size-complex="14pt"/>
    </style:style>
    <style:style style:name="T18" style:family="text">
      <style:text-properties style:font-name="Garamond1" fo:font-size="14pt" fo:font-weight="bold" style:font-size-asian="14pt" style:font-weight-asian="bold" style:font-size-complex="14pt" style:font-weight-complex="bold"/>
    </style:style>
    <style:style style:name="T19" style:family="text">
      <style:text-properties style:font-name="Garamond1" fo:font-size="14pt" fo:font-weight="bold" officeooo:rsid="00022c29" style:font-size-asian="14pt" style:font-weight-asian="bold" style:font-size-complex="14pt" style:font-weight-complex="bold"/>
    </style:style>
    <style:style style:name="T20" style:family="text">
      <style:text-properties style:font-name="Garamond1" fo:font-size="14pt" officeooo:rsid="00022c29" style:font-size-asian="14pt" style:font-size-complex="14pt"/>
    </style:style>
    <style:style style:name="T21" style:family="text">
      <style:text-properties style:font-name="Garamond1" fo:language="en" fo:country="US"/>
    </style:style>
    <style:style style:name="T22" style:family="text">
      <style:text-properties style:font-name="Garamond1" officeooo:rsid="00022c29"/>
    </style:style>
    <style:style style:name="T23" style:family="text">
      <style:text-properties style:font-name="Garamond1" fo:font-size="8pt" fo:language="en" fo:country="US" officeooo:rsid="00022c29" style:font-size-asian="8pt" style:font-size-complex="8pt"/>
    </style:style>
    <style:style style:name="T24" style:family="text">
      <style:text-properties style:font-name="Garamond1" fo:language="en" fo:country="US" officeooo:rsid="00022c29"/>
    </style:style>
    <style:style style:name="T25" style:family="text">
      <style:text-properties style:font-name="Garamond1" fo:font-size="14pt" fo:font-weight="bold" officeooo:rsid="0005378b" style:font-size-asian="14pt" style:font-weight-asian="bold" style:font-size-complex="14pt" style:font-weight-complex="bold"/>
    </style:style>
    <style:style style:name="T26" style:family="text">
      <style:text-properties style:font-name="Garamond1" officeooo:rsid="002495bf"/>
    </style:style>
    <style:style style:name="T27" style:family="text">
      <style:text-properties officeooo:rsid="0037af47"/>
    </style:style>
    <style:style style:name="T28" style:family="text">
      <style:text-properties style:font-name="Garamond1" fo:font-weight="bold" style:font-weight-asian="bold" style:font-weight-complex="bold"/>
    </style:style>
    <style:style style:name="T29" style:family="text">
      <style:text-properties fo:font-size="10.5pt" fo:font-weight="bold" style:font-size-asian="10.5pt" style:font-weight-asian="bold" style:font-size-complex="10.5pt" style:font-weight-complex="bold"/>
    </style:style>
    <style:style style:name="T30" style:family="text">
      <style:text-properties style:font-name="Garamond1" fo:font-size="14pt" fo:font-weight="bold" officeooo:rsid="000711ed" style:font-size-asian="14pt" style:font-weight-asian="bold" style:font-size-complex="14pt" style:font-weight-complex="bold"/>
    </style:style>
    <style:style style:name="T31" style:family="text">
      <style:text-properties style:font-name="Garamond1" fo:font-size="14pt" fo:font-weight="bold" officeooo:rsid="001cada6" style:font-size-asian="14pt" style:font-weight-asian="bold" style:font-size-complex="14pt" style:font-weight-complex="bold"/>
    </style:style>
    <style:style style:name="T32" style:family="text">
      <style:text-properties fo:color="#000000" loext:opacity="100%" style:font-name="Garamond1" fo:font-size="14pt" fo:font-style="normal"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T33" style:family="text">
      <style:text-properties fo:color="#000000" loext:opacity="100%" style:font-name="Garamond1" fo:font-size="11pt" fo:font-style="normal" officeooo:rsid="001cada6" style:font-size-asian="11pt" style:font-style-asian="normal" style:font-size-complex="11pt" style:font-style-complex="normal">
        <loext:char-complex-color loext:theme-type="dark1" loext:color-type="theme"/>
      </style:text-properties>
    </style:style>
    <style:style style:name="T34" style:family="text">
      <style:text-properties fo:color="#000000" loext:opacity="100%" style:font-name="Garamond1" fo:font-size="11pt" fo:font-style="normal" officeooo:rsid="0010a9cb" style:font-size-asian="11pt" style:font-style-asian="normal" style:font-size-complex="11pt" style:font-style-complex="normal">
        <loext:char-complex-color loext:theme-type="dark1" loext:color-type="theme"/>
      </style:text-properties>
    </style:style>
    <style:style style:name="T35"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36" style:family="text">
      <style:text-properties style:font-name="Garamond1" fo:font-size="16pt" fo:font-weight="bold" style:font-size-asian="16pt" style:font-weight-asian="bold" style:font-size-complex="16pt" style:font-weight-complex="bold"/>
    </style:style>
    <style:style style:name="T37" style:family="text">
      <style:text-properties style:font-name="MS Gothic" style:font-name-asian="MS Gothic1" style:font-name-complex="MS Gothic1"/>
    </style:style>
    <style:style style:name="T38" style:family="text">
      <style:text-properties style:font-name="Garamond1" fo:language="en" fo:country="NZ" style:font-name-asian="游明朝"/>
    </style:style>
    <style:style style:name="T39" style:family="text">
      <style:text-properties fo:color="#ffffff" loext:opacity="100%" style:font-name="Garamond1" fo:font-size="1pt" style:font-size-asian="1pt" style:font-size-complex="1pt">
        <loext:char-complex-color loext:theme-type="light1" loext:color-type="theme"/>
      </style:text-properties>
    </style:style>
    <style:style style:name="T40" style:family="text">
      <style:text-properties style:font-name="Garamond1" fo:font-size="11pt" style:font-size-asian="11pt" style:font-size-complex="11pt"/>
    </style:style>
    <style:style style:name="T41" style:family="text">
      <style:text-properties fo:color="#ffffff" loext:opacity="100%" style:font-name="Garamond1" fo:font-size="10.5pt" style:font-size-asian="10.5pt" style:font-size-complex="10.5pt">
        <loext:char-complex-color loext:theme-type="light1" loext:color-type="theme"/>
      </style:text-properties>
    </style:style>
    <style:style style:name="T42"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566*" fo:start-indent="0in" fo:end-indent="0.3752in"/>
          <style:column style:rel-width="46969*" fo:start-indent="0.3752in" fo:end-indent="0in"/>
        </style:columns>
      </style:section-properties>
    </style: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9"><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text:span text:style-name="T2">Michael Boschwitz</text:span></text:h>
        <text:p text:style-name="P7"><text:a xlink:type="simple" xlink:href="https://michael.boschwitz.me/" text:style-name="Internet_20_link" text:visited-style-name="Visited_20_Internet_20_Link"><draw:frame draw:style-name="fr1" draw:name="Graphic 8" text:anchor-type="char" svg:x="-0.2256in" svg:y="0.2764in" svg:width="0.2in" svg:height="0.2in" draw:z-index="8"><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3">michael.boschwitz.me</text:span></text:span></text:a></text:p>
        <text:p text:style-name="P8"><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3">mboschwitz@gmail.com </text:span></text:span></text:p>
        <text:p text:style-name="P9"><text:span text:style-name="Internet_20_link"><text:span text:style-name="T3">(+1) 612-804-5799</text:span></text:span><text:span text:style-name="T4"> </text:span></text:p>
        <text:p text:style-name="P10" loext:marker-style-name="T5"><draw:line text:anchor-type="char" draw:z-index="2" draw:name="Straight Connector 10" draw:style-name="gr4" draw:text-style-name="P11" svg:x1="-0.25in" svg:y1="0.1559in" svg:x2="1.5in" svg:y2="0.1563in"><text:p/></draw:line></text:p>
        <text:h text:style-name="P12" text:outline-level="2">Education</text:h>
        <text:p text:style-name="P13">Software Engineering </text:p>
        <text:p text:style-name="P14">and Creative Design. BIS<text:line-break/></text:p>
        <text:p text:style-name="P14">Japanese Studies Minor</text:p>
        <text:p text:style-name="P14"/>
        <text:p text:style-name="P15">University of Minnesota <text:line-break/>Minneapolis, MN, USA</text:p>
        <text:p text:style-name="P16" loext:marker-style-name="T6"><draw:line text:anchor-type="char" draw:z-index="1" draw:name="Straight Connector 9" draw:style-name="gr4" draw:text-style-name="P11" svg:x1="-0.25in" svg:y1="0.1524in" svg:x2="1.5in" svg:y2="0.1528in"><text:p/></draw:line></text:p>
        <text:h text:style-name="P17" text:outline-level="2"><text:span text:style-name="Heading_20_1_20_Char"><text:span text:style-name="T7">Languages </text:span></text:span><text:span text:style-name="Heading_20_1_20_Char"><text:span text:style-name="T8">+</text:span></text:span><text:span text:style-name="Heading_20_1_20_Char"><text:span text:style-name="T7"> Skills</text:span></text:span></text:h>
        <text:p text:style-name="P18">Natively fluent: <text:s/></text:p>
        <text:p text:style-name="P19">- C, C++, C#, Java, Python,</text:p>
        <text:p text:style-name="P19">- JS, HTML, Visual Scripting<text:line-break/>- Unity, Unreal, Git/Perforce</text:p>
        <text:p text:style-name="P20">(Plus, I make good coffee!) </text:p>
        <text:p text:style-name="P21"/>
        <text:p text:style-name="P22">Conversationally fluent: </text:p>
        <text:p text:style-name="P23">- Japanese<text:line-break/>- Godot, CryEngine, Lua</text:p>
        <text:p text:style-name="P24"><text:span text:style-name="T9">- Adobe/M</text:span><text:span text:style-name="T10">icrosoft</text:span><text:span text:style-name="T9"> Suites</text:span></text:p>
        <text:p text:style-name="P25"/>
        <text:p text:style-name="P22">Tourist: </text:p>
        <text:p text:style-name="P26">- OpenGL, x86, Rust, Figma</text:p>
        <text:p text:style-name="P27">- 3ds Max, Blender, SFM</text:p>
        <text:p text:style-name="P28" loext:marker-style-name="T9"><draw:line text:anchor-type="char" draw:z-index="3" draw:name="Straight Connector 11" draw:style-name="gr5" draw:text-style-name="P11" svg:x1="-0.25in" svg:y1="0.0843in" svg:x2="1.5in" svg:y2="0.0846in"><text:p/></draw:line></text:p>
        <text:h text:style-name="P12" text:outline-level="2">Activities</text:h>
        <text:p text:style-name="P29">Intramural Volleyball</text:p>
        <text:p text:style-name="P29">Jazz Band Drummer</text:p>
        <text:p text:style-name="P30"><text:span text:style-name="T11">Game </text:span><text:span text:style-name="T12">Jams </text:span><text:span text:style-name="T9"><text:s/><text:line-break/>Fighting Game Club</text:span></text:p>
        <text:p text:style-name="P31" loext:marker-style-name="T13"/>
        <text:h text:style-name="P12" text:outline-level="2">Ask Me About</text:h>
        <text:p text:style-name="P32"><text:span text:style-name="T9">Studying abroad in </text:span><text:span text:style-name="T14">Kyoto</text:span></text:p>
        <text:p text:style-name="P32"><text:span text:style-name="T9">Some of my favorite </text:span><text:span text:style-name="T14">Movies</text:span></text:p>
        <text:p text:style-name="P32"><text:span text:style-name="T9">Almost anything </text:span><text:span text:style-name="T14">Musical</text:span><text:span text:style-name="T9"> <text:line-break/>My love for </text:span><text:span text:style-name="T14">Games/Technology</text:span></text:p>
        <text:h text:style-name="P33" text:outline-level="2" loext:marker-style-name="T15"><draw:line text:anchor-type="char" draw:z-index="10" draw:name="Straight Connector 2425" draw:style-name="gr4" draw:text-style-name="P11" svg:x1="1.8547in" svg:y1="0.1638in" svg:x2="4.4638in" svg:y2="0.1654in"><text:p/></draw:line><text:span text:style-name="T16">Work Experience <text:s text:c="2"/></text:span><text:span text:style-name="T15"><text:s/></text:span></text:h>
        <text:h text:style-name="P34" text:outline-level="3" loext:marker-style-name="T17"><text:span text:style-name="T18">Combat/Tech Designer</text:span><text:span text:style-name="T17">, Rubyshark Games, 2022 – Present</text:span></text:h>
        <text:list xml:id="list3020976672" text:style-name="WWNum13">
          <text:list-item>
            <text:p text:style-name="P35" loext:marker-style-name="T9"><text:span text:style-name="T9">Lead a team in creating numerous distinct enemies, pitch to completion.</text:span><text:span text:style-name="T9"/></text:p>
          </text:list-item>
          <text:list-item>
            <text:p text:style-name="P35" loext:marker-style-name="T9"><text:span text:style-name="T9">Substantially upgraded existing AI, improving pathfinding and awareness.</text:span><text:span text:style-name="T9"/></text:p>
          </text:list-item>
        </text:list>
        <text:list xml:id="list2902091838" text:style-name="WWNum10">
          <text:list-item>
            <text:p text:style-name="P36" loext:marker-style-name="T9"><text:span text:style-name="T9">Refined combat flow to improve overall player experience and game feel.</text:span><text:span text:style-name="T9"/></text:p>
          </text:list-item>
          <text:list-item>
            <text:p text:style-name="P36" loext:marker-style-name="T9"><text:span text:style-name="T9">Diversified intended enemy counterplay for better balance and satisfaction.</text:span></text:p>
          </text:list-item>
        </text:list>
        <text:h text:style-name="P37" text:outline-level="3" loext:marker-style-name="T17"><text:span text:style-name="T19">Gameplay Engineer</text:span><text:span text:style-name="T17">, </text:span><text:span text:style-name="T20">Avalon Corp</text:span><text:span text:style-name="T17">, </text:span><text:span text:style-name="T20">June </text:span><text:span text:style-name="T17">– </text:span><text:span text:style-name="T20">Nov 2024</text:span></text:h>
        <text:list xml:id="list124410045025437" text:continue-list="list3020976672" text:style-name="WWNum13">
          <text:list-item>
            <text:p text:style-name="P38" loext:marker-style-name="T9"><text:span text:style-name="T21">Brought animation system up to modern 3rd</text:span><text:span text:style-name="T9"> </text:span><text:span text:style-name="T22">p</text:span><text:span text:style-name="T21">erson action game standards.</text:span></text:p>
          </text:list-item>
          <text:list-item>
            <text:p text:style-name="P38" loext:marker-style-name="T9"><text:span text:style-name="T9">Instituted an animation canceling system</text:span><text:span text:style-name="T21"> for 100</text:span><text:span text:style-name="T23">+</text:span><text:span text:style-name="T21"> player game sessions.</text:span><text:span text:style-name="T9">  </text:span></text:p>
          </text:list-item>
        </text:list>
        <text:list xml:id="list124410691271261" text:continue-list="list2902091838" text:style-name="WWNum10">
          <text:list-item>
            <text:p text:style-name="P39" loext:marker-style-name="T9"><text:span text:style-name="T21">Upgraded 3C's with input buffer</text:span><text:span text:style-name="T24">s</text:span><text:span text:style-name="T21">, coyote time, dynamic cameras, </text:span><text:span text:style-name="T24">and more.</text:span></text:p>
          </text:list-item>
          <text:list-item>
            <text:p text:style-name="P39" loext:marker-style-name="T9"><text:span text:style-name="T24">Composed a </text:span><text:span text:style-name="T21">vast</text:span><text:span text:style-name="T24"> suite</text:span><text:span text:style-name="T21"> of abilities and weapons for players and enemies.  </text:span><text:span text:style-name="T9"> </text:span></text:p>
          </text:list-item>
        </text:list>
        <text:h text:style-name="P40" text:outline-level="3" loext:marker-style-name="T17"><text:span text:style-name="T18">Teacher Assistant (VR/</text:span><text:span text:style-name="T25">XR</text:span><text:span text:style-name="T19">)</text:span><text:span text:style-name="T18">, </text:span><text:span text:style-name="T17">University of Minnesota, 2022/</text:span><text:span text:style-name="T20">23</text:span></text:h>
        <text:list text:continue-list="list124410045025437" text:style-name="WWNum13">
          <text:list-item>
            <text:p text:style-name="P41" loext:marker-style-name="T9"><text:span text:style-name="T9">Boosted students' VR/AR skills, </text:span><text:span text:style-name="T26">resulting in stronger</text:span><text:span text:style-name="T9"> project outcomes. <text:s text:c="2"/></text:span></text:p>
          </text:list-item>
        </text:list>
        <text:list text:continue-list="list124410691271261" text:style-name="WWNum10">
          <text:list-item>
            <text:p text:style-name="P42" loext:marker-style-name="T9"><text:span text:style-name="T9">Demonstrated proficiency and adaptability to accommodate everyone.</text:span></text:p>
          </text:list-item>
          <text:list-item>
            <text:p text:style-name="P43">Left concise and communicative feedback on students’ VR/<text:span text:style-name="T27">X</text:span>R projects</text:p>
          </text:list-item>
        </text:list>
        <text:h text:style-name="P44" text:outline-level="3" loext:marker-style-name="T17"><text:span text:style-name="T18">AI Design Intern</text:span><text:span text:style-name="T17">, Hangar 13, Summer 2021</text:span></text:h>
        <text:list text:style-name="WWNum9">
          <text:list-item>
            <text:p text:style-name="P45" loext:marker-style-name="T9"><text:span text:style-name="T9">Improved design philosophies for a Multiplayer Open World AAA game.</text:span></text:p>
          </text:list-item>
          <text:list-item>
            <text:p text:style-name="P46" loext:marker-style-name="T9"><text:span text:style-name="T9">Quickly and efficiently diagnosed and solved complex design problems.</text:span><text:span text:style-name="T9"/></text:p>
          </text:list-item>
          <text:list-item>
            <text:p text:style-name="P46" loext:marker-style-name="T9"><text:span text:style-name="T9">Evolved classic 2D Bullet Hell mechanics and concepts for 3D gameplay.</text:span></text:p>
          </text:list-item>
        </text:list>
        <text:h text:style-name="P47" text:outline-level="2"><draw:line text:anchor-type="char" draw:z-index="5" draw:name="Straight Connector 2424" draw:style-name="gr4" draw:text-style-name="P11" svg:x1="0.872in" svg:y1="0.1429in" svg:x2="4.4949in" svg:y2="0.1319in"><text:p/></draw:line><text:span text:style-name="T28">Projects</text:span><text:span text:style-name="T9">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8" text:outline-level="2">Dynamically Adjustable Motion Captured Data Renderer</text:h>
            </table:table-cell>
            <table:covered-table-cell/>
          </table:table-row>
          <table:table-row table:style-name="Table1.1">
            <table:table-cell table:style-name="Table1.A2" office:value-type="string">
              <text:h text:style-name="P49" text:outline-level="2">VR &amp; 3D Interaction Projects</text:h>
            </table:table-cell>
            <table:table-cell table:style-name="Table1.B2" office:value-type="string">
              <text:h text:style-name="P50" text:outline-level="2">Water Fluid/Pressure Simulations</text:h>
            </table:table-cell>
          </table:table-row>
          <table:table-row table:style-name="Table1.3">
            <table:table-cell table:style-name="Table1.A2" office:value-type="string">
              <text:h text:style-name="P49" text:outline-level="2">Physics &amp; Cloth Simulations</text:h>
            </table:table-cell>
            <table:table-cell table:style-name="Table1.B2" office:value-type="string">
              <text:h text:style-name="P49" text:outline-level="2">Data Visualization Generators </text:h>
            </table:table-cell>
          </table:table-row>
          <table:table-row table:style-name="Table1.3">
            <table:table-cell table:style-name="Table1.A2" office:value-type="string">
              <text:h text:style-name="P51" text:outline-level="2">Bus Scheduling Simulator</text:h>
            </table:table-cell>
            <table:table-cell table:style-name="Table1.B2" office:value-type="string">
              <text:h text:style-name="P51" text:outline-level="2">Multi-File Interpreters</text:h>
            </table:table-cell>
          </table:table-row>
          <table:table-row table:style-name="Table1.5">
            <table:table-cell table:style-name="Table1.A1" table:number-columns-spanned="2" office:value-type="string">
              <text:h text:style-name="P52" text:outline-level="1"><text:span text:style-name="Emphasis"><text:span text:style-name="T29">A more comprehensive list of all projects is located on my website.</text:span></text:span></text:h>
            </table:table-cell>
            <table:covered-table-cell/>
          </table:table-row>
        </table:table>
        <text:h text:style-name="P53" text:outline-level="3"><text:span text:style-name="T30">Most </text:span><text:span text:style-name="T18">Recent </text:span><text:span text:style-name="T31">Personal </text:span><text:span text:style-name="T18">Game Project, </text:span><text:span text:style-name="T32">High-Speed Hominids</text:span></text:h>
        <text:list text:continue-numbering="true" text:style-name="WWNum9">
          <text:list-item>
            <text:p text:style-name="P54">Integrated both local splitscreen and online multiplayer functionality.</text:p>
          </text:list-item>
          <text:list-item>
            <text:p text:style-name="P55">Designed and implemented a mechanically deep and robust physics-based <text:tab/>movement system, inspired by Source Engine &amp; Titanfall 2 gameplay.</text:p>
          </text:list-item>
          <text:list-item>
            <text:p text:style-name="P56"><text:span text:style-name="T33">Exemplified my</text:span><text:span text:style-name="T34"> multifaceted knowledge in the creation of game systems</text:span></text:p>
            <text:p text:style-name="P57"><text:span text:style-name="T35"/></text:p>
          </text:list-item>
        </text:list>
        <text:h text:style-name="P58" text:outline-level="2"><draw:line text:anchor-type="char" draw:z-index="6" draw:name="Straight Connector 2426" draw:style-name="gr4" draw:text-style-name="P11" svg:x1="2.3075in" svg:y1="0.1673in" svg:x2="4.474in" svg:y2="0.1673in"><text:p/></draw:line><text:span text:style-name="T28">Leadership </text:span><text:span text:style-name="T36">+</text:span><text:span text:style-name="T28"> Awards</text:span><text:span text:style-name="T9"> </text:span></text:h>
        <text:p text:style-name="P59"><text:span text:style-name="T9">Video Game Development Club VP <text:s text:c="2"/></text:span><text:span text:style-name="T37">　</text:span><text:span text:style-name="T9"> <text:s/></text:span><text:span text:style-name="T38">立命館大学衣笠 SKP</text:span></text:p>
        <text:p text:style-name="P60" loext:marker-style-name="T39"><text:span text:style-name="T40">BSA Eagle Scout <text:tab/>Tri-M Music Honor Society<text:tab/>UMN Dean’s List</text:span><text:span text:style-name="T41"><text:line-break/></text:span><text:span text:style-name="T39">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42">rd</text:span><text:span text:style-name="T39"> person shooter, 1</text:span><text:span text:style-name="T42">st</text:span><text:span text:style-name="T39">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61" loext:marker-style-name="T3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text">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style:font-name="Calibri4"/>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style:font-name="Calibri4"/>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style:font-name="Calibri4"/>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style:font-name="Calibri4"/>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style:font-name="Calibri4"/>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style:font-name="Calibri4"/>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style:font-name="Calibri4"/>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style:font-name="Calibri4"/>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style:font-name="Calibri4"/>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style:font-name="Calibri4"/>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style:font-name="Calibri4"/>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style:font-name="Calibri4"/>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style:font-name="Calibri4"/>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style:font-name="Calibri4"/>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style:font-name="Calibri4"/>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style:font-name="Calibri4"/>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style:font-name="Calibri4"/>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style:font-name="Calibri4"/>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style:font-name="Calibri4"/>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style:font-name="Calibri4"/>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style:font-name="Calibri4"/>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style:font-name="Calibri4"/>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style:font-name="Calibri4"/>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style:font-name="Calibri4"/>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style:font-name="Calibri4"/>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style:font-name="Calibri4"/>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style:font-name="Calibri4"/>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style:font-name="Calibri4"/>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style:font-name="Calibri4"/>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style:font-name="Calibri4"/>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style:font-name="Calibri4"/>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style:font-name="Calibri4"/>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style:font-name="Calibri4"/>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style:font-name="Calibri4"/>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style:font-name="Calibri4"/>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style:font-name="Calibri4"/>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style:font-name="Calibri4"/>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style:font-name="Calibri4"/>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style:font-name="Calibri4"/>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style:font-name="Calibri4"/>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style:font-name="Calibri4"/>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style:font-name="Calibri4"/>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style:font-name="Calibri4"/>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style:font-name="Calibri4"/>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style:font-name="Calibri4"/>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margin-left="0.2528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style:font-name="Wingdings"/>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style:font-name="Wingdings"/>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style:font-name="Calibri4"/>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style:font-name="Calibri4"/>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style:font-name="Calibri4"/>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style:font-name="Calibri4"/>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style:font-name="Calibri4"/>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style:font-name="Calibri4"/>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style:font-name="Calibri4"/>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style:font-name="Calibri4"/>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style:font-name="Calibri4"/>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style:font-name="Calibri4"/>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style:font-name="Calibri4"/>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style:font-name="Calibri4"/>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style:font-name="Calibri4"/>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style:font-name="Calibri4"/>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style:font-name="Calibri4"/>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style:font-name="Calibri4"/>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style:font-name="Calibri4"/>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style:font-name="Calibri4"/>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style:font-name="Calibri4"/>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style:font-name="Calibri4"/>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style:font-name="Calibri4"/>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style:font-name="Calibri4"/>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by</meta:initial-creator>
    <meta:editing-cycles>274</meta:editing-cycles>
    <meta:print-date>2024-11-17T12:43:37.203000000</meta:print-date>
    <meta:creation-date>2024-02-16T11:11:00</meta:creation-date>
    <dc:date>2024-11-17T12:43:28.090000000</dc:date>
    <meta:editing-duration>P1DT17H2M13S</meta:editing-duration>
    <meta:generator>LibreOffice/24.8.3.2$Windows_X86_64 LibreOffice_project/48a6bac9e7e268aeb4c3483fcf825c94556d9f92</meta:generator>
    <meta:printed-by>PDF files</meta:printed-by>
    <meta:document-statistic meta:table-count="1" meta:image-count="4" meta:object-count="0" meta:page-count="1" meta:paragraph-count="64" meta:word-count="1417" meta:character-count="11623" meta:non-whitespace-character-count="10256"/>
    <meta:user-defined meta:name="AppVersion">16.0000</meta:user-defined>
    <meta:template xlink:type="simple" xlink:actuate="onRequest" xlink:title="Normal.dotm" xlink:href=""/>
  </office:meta>
</office:document-meta>
</file>